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7228" officeooo:paragraph-rsid="00077228"/>
    </style:style>
    <style:style style:name="P2" style:family="paragraph" style:parent-style-name="Standard">
      <style:text-properties officeooo:rsid="00091e6c" officeooo:paragraph-rsid="00091e6c"/>
    </style:style>
    <style:style style:name="P3" style:family="paragraph" style:parent-style-name="Standard">
      <style:text-properties officeooo:rsid="00091e6c" officeooo:paragraph-rsid="0009b762"/>
    </style:style>
    <style:style style:name="P4" style:family="paragraph" style:parent-style-name="Standard">
      <style:text-properties officeooo:rsid="000a03dd" officeooo:paragraph-rsid="000a03dd"/>
    </style:style>
    <style:style style:name="P5" style:family="paragraph" style:parent-style-name="Standard">
      <style:text-properties officeooo:rsid="000b1ec1" officeooo:paragraph-rsid="000b1ec1"/>
    </style:style>
    <style:style style:name="T1" style:family="text">
      <style:text-properties officeooo:rsid="00077228"/>
    </style:style>
    <style:style style:name="T2" style:family="text">
      <style:text-properties officeooo:rsid="00091e6c"/>
    </style:style>
    <style:style style:name="T3" style:family="text">
      <style:text-properties officeooo:rsid="0009b762"/>
    </style:style>
    <style:style style:name="T4" style:family="text">
      <style:text-properties officeooo:rsid="000b1e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Virus polymorphe et obfuscation :</text:span></text:p>
      <text:p text:style-name="Standard"/>
      <text:p text:style-name="P2">rapide description :</text:p>
      <text:p text:style-name="Standard"/>
      <text:p text:style-name="P1"><text:tab/>Le principe est la modification de la signature du virus lors de sa réplication.<text:span text:style-name="T2">Sa charge (sa fonctionnalité) ne change pas, seul son apparence (du point de vue de l’antivirus) change.</text:span></text:p>
      <text:p text:style-name="P1"/>
      <text:p text:style-name="P3"><text:tab/>Cela sous entend que l’antivirus concerné fonctionne avec un système de dictionnaire.</text:p>
      <text:p text:style-name="P3"/>
      <text:p text:style-name="P3"><text:tab/><text:span text:style-name="T3">Le fonctionnement est le suivant : </text:span><text:s/></text:p>
      <text:p text:style-name="P3"/>
      <text:p text:style-name="P4">Le virus est régulièrement découpé en deux parties. Son corps principal, généralement chiffré avec une routine de chiffrement variable (en d’autre terme, possède un moteur de chiffrement fonctionnant avec un algo variable), qui va changé à chaque réplication du virus. C’est cette partie qui va changer d’apparence à a chaque fois. </text:p>
      <text:p text:style-name="P4"/>
      <text:p text:style-name="P4">La boucle de déchiffrement,ensuite. Elle a comme travail de déchiffrer la partie principale du virus. Elle est généré avec le même moteur de chiffrement que la première partie (logique, le moteur fourni les clés de déchiffrement de la partie qu’il chiffre. Sinon, le code ne pourra s’exécuter.). </text:p>
      <text:p text:style-name="P4">Cette boucle change donc elle aussi. Si elle était toujours la même, un antivirus pourrait la considéré comme la « signature » du virus. On perdrai tout <text:span text:style-name="T4">l’intérêt</text:span> du polymorphisme. <text:s/></text:p>
      <text:p text:style-name="P4"/>
      <text:p text:style-name="P5">Dans l’idée générale, il faut voir le polymorphe ainsi. Pour obtenir un résultat, disons 10,avec tout nombre entre 0 et X on peut effectué plusieurs opérations :</text:p>
      <text:p text:style-name="P5">9+1</text:p>
      <text:p text:style-name="P5">8+2</text:p>
      <text:p text:style-name="P5">5+5</text:p>
      <text:p text:style-name="P5">5*2</text:p>
      <text:p text:style-name="P5">etc.…</text:p>
      <text:p text:style-name="P5">Les opérations vont être la partie « polymorphe », qui va changer à chaque réplication du code. <text:s/>Le résultat, 10, est la fonctionnalité, l’objectif du code. </text:p>
      <text:p text:style-name="P5"/>
      <text:p text:style-name="P5">Ce sont donc des virus, comme dit précédemment, efficace contre des antivirus fonctionnant avec des dictionnaires. Cependant, Dans le cas d’un antivirus heuristique et analyse de forme, on peut se poser la question de son efficacité. </text:p>
      <text:p text:style-name="P5"/>
      <text:p text:style-name="P5"/>
      <text:p text:style-name="P5">Un autre élément à connaître est donc l’action de chiffré le code du virus polymorphe. L’offuscation. </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15:27:04.425000000</meta:creation-date>
    <dc:date>2019-01-20T18:46:39.745000000</dc:date>
    <meta:editing-duration>PT1H23M30S</meta:editing-duration>
    <meta:editing-cycles>1</meta:editing-cycles>
    <meta:document-statistic meta:table-count="0" meta:image-count="0" meta:object-count="0" meta:page-count="1" meta:paragraph-count="17" meta:word-count="294" meta:character-count="1843" meta:non-whitespace-character-count="1552"/>
    <meta:generator>LibreOffice/5.3.7.2$Windows_X86_64 LibreOffice_project/6b8ed514a9f8b44d37a1b96673cbbdd077e24059</meta:generator>
  </office:meta>
</office:document-meta>
</file>